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4.9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botto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4.65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cm" svg:height="3cm" svg:x="16.5cm" svg:y="3.1cm">
          <draw:image xlink:href="../../Downloads/3015_jpeg/cloud.jpg" xlink:type="simple" xlink:show="embed" xlink:actuate="onLoad">
            <text:p text:style-name="P1">cache</text:p>
          </draw:image>
        </draw:frame>
        <draw:frame draw:style-name="gr1" draw:text-style-name="P1" draw:layer="layout" svg:width="2.007cm" svg:height="2.834cm" svg:x="2.193cm" svg:y="3.066cm">
          <draw:image xlink:href="../../Downloads/3015_jpeg/pc%20man.jpg" xlink:type="simple" xlink:show="embed" xlink:actuate="onLoad">
            <text:p text:style-name="P1">Admin</text:p>
          </draw:image>
        </draw:frame>
        <draw:frame draw:style-name="gr1" draw:text-style-name="P1" draw:layer="layout" svg:width="2.047cm" svg:height="2.992cm" svg:x="2.387cm" svg:y="14.784cm">
          <draw:image xlink:href="../../Downloads/3015_jpeg/man_woman.jpg" xlink:type="simple" xlink:show="embed" xlink:actuate="onLoad">
            <text:p text:style-name="P1">End users</text:p>
          </draw:image>
        </draw:frame>
        <draw:frame draw:style-name="gr1" draw:text-style-name="P1" draw:layer="layout" svg:width="1.338cm" svg:height="2.086cm" svg:x="2.562cm" svg:y="7.3cm">
          <draw:image xlink:href="../../Downloads/3015_jpeg/mac%20woman.jpg" xlink:type="simple" xlink:show="embed" xlink:actuate="onLoad">
            <text:p text:style-name="P1">Adjudicator</text:p>
          </draw:image>
        </draw:frame>
        <draw:frame draw:style-name="gr1" draw:text-style-name="P1" draw:layer="layout" svg:width="1.771cm" svg:height="1.22cm" svg:x="2.185cm" svg:y="11.027cm">
          <draw:image xlink:href="../../Downloads/3015_jpeg/laptop.jpg" xlink:type="simple" xlink:show="embed" xlink:actuate="onLoad">
            <text:p text:style-name="P1">Timer</text:p>
          </draw:image>
        </draw:frame>
        <draw:custom-shape draw:style-name="gr2" draw:text-style-name="P1" draw:layer="layout" svg:width="0.4cm" svg:height="15.2cm" svg:x="7.8cm" svg:y="2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05cm" svg:height="2.638cm" svg:x="16.695cm" svg:y="10.8cm">
          <draw:image xlink:href="../../../../Applications/LibreOffice.app/Contents/Resources/../Resources/gallery/computers/Database.png" xlink:type="simple" xlink:show="embed" xlink:actuate="onLoad">
            <text:p text:style-name="P1">DB</text:p>
          </draw:image>
        </draw:frame>
        <draw:line draw:style-name="gr3" draw:text-style-name="P2" draw:layer="layout" svg:x1="4.3cm" svg:y1="4.7cm" svg:x2="7.9cm" svg:y2="4.7cm">
          <text:p text:style-name="P1">Rest</text:p>
        </draw:line>
        <draw:line draw:style-name="gr4" draw:text-style-name="P1" draw:layer="layout" svg:x1="4.1cm" svg:y1="8.9cm" svg:x2="7.8cm" svg:y2="8.9cm">
          <text:p text:style-name="P1">WS</text:p>
        </draw:line>
        <draw:line draw:style-name="gr4" draw:text-style-name="P1" draw:layer="layout" svg:x1="3.9cm" svg:y1="12.3cm" svg:x2="7.719cm" svg:y2="12.235cm">
          <text:p text:style-name="P1">WS</text:p>
        </draw:line>
        <draw:line draw:style-name="gr3" draw:text-style-name="P2" draw:layer="layout" svg:x1="4.4cm" svg:y1="7.6cm" svg:x2="7.8cm" svg:y2="7.6cm">
          <text:p text:style-name="P1">Rest</text:p>
        </draw:line>
        <draw:line draw:style-name="gr3" draw:text-style-name="P2" draw:layer="layout" svg:x1="4.159cm" svg:y1="11.2cm" svg:x2="7.759cm" svg:y2="11.2cm">
          <text:p text:style-name="P1">Rest</text:p>
        </draw:line>
        <draw:line draw:style-name="gr3" draw:text-style-name="P2" draw:layer="layout" svg:x1="4.5cm" svg:y1="15.5cm" svg:x2="7.8cm" svg:y2="15.5cm">
          <text:p text:style-name="P1">Rest</text:p>
        </draw:line>
        <draw:line draw:style-name="gr5" draw:text-style-name="P1" draw:layer="layout" svg:x1="4.5cm" svg:y1="17cm" svg:x2="7.8cm" svg:y2="17cm">
          <text:p text:style-name="P1">WS/Poll</text:p>
        </draw:line>
        <draw:frame draw:style-name="gr6" draw:text-style-name="P3" draw:layer="layout" svg:width="3.008cm" svg:height="0.962cm" svg:x="6.462cm" svg:y="1.798cm">
          <draw:text-box>
            <text:p>Endpoint</text:p>
          </draw:text-box>
        </draw:frame>
        <draw:frame draw:style-name="gr1" draw:text-style-name="P1" draw:layer="layout" svg:width="2.272cm" svg:height="2.3cm" svg:x="16.9cm" svg:y="6.8cm">
          <draw:image xlink:href="../../../../Applications/LibreOffice.app/Contents/Resources/../Resources/gallery/computers/Database.png" xlink:type="simple" xlink:show="embed" xlink:actuate="onLoad">
            <text:p text:style-name="P1">FS</text:p>
          </draw:image>
        </draw:frame>
        <draw:custom-shape draw:style-name="gr7" draw:text-style-name="P1" draw:layer="layout" svg:width="0.4cm" svg:height="14.9cm" svg:x="11.4cm" svg:y="2.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cm" svg:y1="7.6cm" svg:x2="16.9cm" svg:y2="7.6cm">
          <text:p/>
        </draw:line>
        <draw:line draw:style-name="gr8" draw:text-style-name="P1" draw:layer="layout" svg:x1="11.9cm" svg:y1="12cm" svg:x2="16.7cm" svg:y2="12cm">
          <text:p/>
        </draw:line>
        <draw:line draw:style-name="gr8" draw:text-style-name="P1" draw:layer="layout" svg:x1="8.2cm" svg:y1="9.8cm" svg:x2="11.4cm" svg:y2="9.8cm">
          <text:p/>
        </draw:line>
        <draw:line draw:style-name="gr8" draw:text-style-name="P1" draw:layer="layout" svg:x1="11.9cm" svg:y1="4.5cm" svg:x2="16.6cm" svg:y2="4.5cm">
          <text:p/>
        </draw:line>
        <draw:frame draw:style-name="gr6" draw:text-style-name="P3" draw:layer="layout" svg:width="4.168cm" svg:height="0.962cm" svg:x="9.732cm" svg:y="1.838cm">
          <draw:text-box>
            <text:p>Service layer</text:p>
          </draw:text-box>
        </draw:frame>
        <draw:frame draw:style-name="gr1" draw:text-style-name="P1" draw:layer="layout" svg:width="2.7cm" svg:height="3cm" svg:x="16.7cm" svg:y="14.5cm">
          <draw:image xlink:href="../../Downloads/3015_jpeg/cloud.jpg" xlink:type="simple" xlink:show="embed" xlink:actuate="onLoad">
            <text:p text:style-name="P1">MQ</text:p>
          </draw:image>
        </draw:frame>
        <draw:line draw:style-name="gr8" draw:text-style-name="P1" draw:layer="layout" svg:x1="11.9cm" svg:y1="16.1cm" svg:x2="16.7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draw:textarea-horizontal-align="center" draw:textarea-vertical-align="botto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6:34:19.525840000</meta:creation-date>
    <dc:date>2017-02-27T13:49:15.489510000</dc:date>
    <meta:editing-duration>P1DT20H53M48S</meta:editing-duration>
    <meta:editing-cycles>4</meta:editing-cycles>
    <meta:generator>LibreOffice/5.2.5.1$MacOSX_X86_64 LibreOffice_project/0312e1a284a7d50ca85a365c316c7abbf20a4d22</meta:generator>
    <meta:document-statistic meta:object-count="24"/>
  </office:meta>
</office:document-meta>
</file>